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Footer">
      <style:paragraph-properties fo:text-align="end" style:justify-single-word="false"/>
      <style:text-properties officeooo:rsid="0017a9b1" officeooo:paragraph-rsid="0017a9b1"/>
    </style:style>
    <style:style style:name="P2" style:family="paragraph" style:parent-style-name="Text_20_body">
      <style:paragraph-properties fo:margin-left="0cm" fo:margin-right="0cm" fo:margin-top="0.053cm" fo:margin-bottom="0.053cm" loext:contextual-spacing="false" fo:text-align="start" style:justify-single-word="false" fo:text-indent="0cm" style:auto-text-indent="false"/>
    </style:style>
    <style:style style:name="P3" style:family="paragraph" style:parent-style-name="Text_20_body">
      <style:paragraph-properties fo:margin-top="0.053cm" fo:margin-bottom="0.053cm" loext:contextual-spacing="false" fo:text-align="center" style:justify-single-word="false"/>
      <style:text-properties loext:padding="0cm" loext:border="non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Preformatted_20_Text">
      <style:paragraph-properties fo:margin-top="0cm" fo:margin-bottom="0.499cm" loext:contextual-spacing="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ment lire un gros fichier texte ligne par ligne en Java</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text:a xlink:type="simple" xlink:href="#__RefHeading___Toc111_4000923819" text:style-name="Index_20_Link" text:visited-style-name="Index_20_Link">L’outil BufferedReader pour lire un fichier ligne par ligne en Java<text:tab/>1</text:a></text:p>
          <text:p text:style-name="P4"><text:a xlink:type="simple" xlink:href="#__RefHeading___Toc113_4000923819" text:style-name="Index_20_Link" text:visited-style-name="Index_20_Link">Stream pour lire un fichier ligne par ligne en Java<text:tab/>2</text:a></text:p>
          <text:p text:style-name="P4"><text:a xlink:type="simple" xlink:href="#__RefHeading___Toc115_4000923819" text:style-name="Index_20_Link" text:visited-style-name="Index_20_Link">Le Scanner pour lire un fichier ligne par ligne en Java<text:tab/>2</text:a></text:p>
        </text:index-body>
      </text:table-of-content>
      <text:p text:style-name="Standard"/>
      <text:p text:style-name="Standard"/>
      <text:p text:style-name="Standard"><text:a xlink:type="simple" xlink:href="https://www.delftstack.com/fr/howto/java/how-to-read-a-large-text-file-line-by-line-in-java/" text:style-name="Internet_20_link" text:visited-style-name="Visited_20_Internet_20_Link">https://www.delftstack.com/fr/howto/java/how-to-read-a-large-text-file-line-by-line-in-java/</text:a> </text:p>
      <text:p text:style-name="Standard"/>
      <text:p text:style-name="Text_20_body">Ce tutoriel traite des méthodes permettant de lire efficacement, ligne par ligne, un gros fichier texte en Java.</text:p>
      <text:p text:style-name="Text_20_body">Il existe de nombreuses méthodes pour lire un fichier texte en Java. Cependant, ce tutoriel est spécifique à la lecture de gros fichiers texte, et nous allons discuter des trois méthodes les plus efficaces pour lire rapidement des gros fichiers texte.</text:p>
      <text:p text:style-name="Text_20_body"/>
      <text:h text:style-name="Heading_20_1" text:outline-level="1"><text:bookmark text:name="l-outil-bufferedreader-pour-lire-un-fichier-ligne-par-ligne-en-java"/><text:bookmark-start text:name="__RefHeading___Toc111_4000923819"/><text:a xlink:type="simple" xlink:href="https://www.delftstack.com/fr/howto/java/how-to-read-a-large-text-file-line-by-line-in-java/#l-outil-bufferedreader-pour-lire-un-fichier-ligne-par-ligne-en-java" text:style-name="Internet_20_link" text:visited-style-name="Visited_20_Internet_20_Link">L’outil </text:a><text:a xlink:type="simple" xlink:href="https://www.delftstack.com/fr/howto/java/how-to-read-a-large-text-file-line-by-line-in-java/#l-outil-bufferedreader-pour-lire-un-fichier-ligne-par-ligne-en-java" text:style-name="Internet_20_link" text:visited-style-name="Visited_20_Internet_20_Link"><text:span text:style-name="Source_20_Text">BufferedReader</text:span></text:a><text:a xlink:type="simple" xlink:href="https://www.delftstack.com/fr/howto/java/how-to-read-a-large-text-file-line-by-line-in-java/#l-outil-bufferedreader-pour-lire-un-fichier-ligne-par-ligne-en-java" text:style-name="Internet_20_link" text:visited-style-name="Visited_20_Internet_20_Link"> pour lire un fichier ligne par ligne en Java</text:a><text:bookmark-end text:name="__RefHeading___Toc111_4000923819"/></text:h>
      <text:p text:style-name="Text_20_body">La classe <text:a xlink:type="simple" xlink:href="https://docs.oracle.com/javase/8/docs/api/java/io/BufferedReader.html" text:style-name="Internet_20_link" text:visited-style-name="Visited_20_Internet_20_Link"><text:span text:style-name="Source_20_Text">BufferedReader</text:span></text:a> en Java lit le texte à partir d’un flux d’entrée de caractères donné, en mettant en mémoire tampon les caractères pour permettre une lecture efficace des caractères, des tableaux et des lignes. Cette méthode permet une lecture efficace ligne par ligne pour les fichiers d’entrée dont la taille est considérablement importante.</text:p>
      <text:p text:style-name="Text_20_body">L’exemple ci-dessous illustre l’utilisation de <text:span text:style-name="Source_20_Text">BufferedReader</text:span> pour lire un fichier <text:span text:style-name="Source_20_Text">txt</text:span> et sortir son contenu ligne par ligne.</text:p>
      <text:p text:style-name="Preformatted_20_Text"><text:span text:style-name="Source_20_Text">import java.io.*;</text:span></text:p>
      <text:p text:style-name="Preformatted_20_Text"/>
      <text:p text:style-name="Preformatted_20_Text"><text:span text:style-name="Source_20_Text">public class Main {</text:span></text:p>
      <text:p text:style-name="Preformatted_20_Text"><text:span text:style-name="Source_20_Text"><text:s text:c="4"/>public static void main(String[] args) {</text:span></text:p>
      <text:p text:style-name="Preformatted_20_Text"><text:span text:style-name="Source_20_Text"><text:s text:c="8"/>String file = "my-file.txt";</text:span></text:p>
      <text:p text:style-name="Preformatted_20_Text"><text:span text:style-name="Source_20_Text"><text:s text:c="8"/>try(BufferedReader br = new BufferedReader(new FileReader(file))) </text:span></text:p>
      <text:p text:style-name="Preformatted_20_Text"><text:span text:style-name="Source_20_Text"><text:s text:c="8"/>{</text:span></text:p>
      <text:p text:style-name="Preformatted_20_Text"><text:span text:style-name="Source_20_Text"><text:s text:c="12"/>String line;</text:span></text:p>
      <text:p text:style-name="Preformatted_20_Text"><text:span text:style-name="Source_20_Text"><text:s text:c="12"/>while ((line = br.readLine()) != null) {</text:span></text:p>
      <text:p text:style-name="Preformatted_20_Text"><text:span text:style-name="Source_20_Text"><text:s text:c="12"/>System.out.println(lin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catch (IOException e) {</text:span></text:p>
      <text:p text:style-name="Preformatted_20_Text"><text:span text:style-name="Source_20_Text"><text:s text:c="12"/>System.out.println("An error occurred.");</text:span></text:p>
      <text:p text:style-name="Preformatted_20_Text"><text:span text:style-name="Source_20_Text"><text:s text:c="12"/>e.printStackTrace();</text:span></text:p>
      <text:p text:style-name="Preformatted_20_Text"><text:span text:style-name="Source_20_Text"><text:s text:c="8"/>}</text:span></text:p>
      <text:p text:style-name="Preformatted_20_Text"><text:soft-page-break/><text:span text:style-name="Source_20_Text"><text:s text:c="4"/>}</text:span></text:p>
      <text:p text:style-name="P5"><text:span text:style-name="Source_20_Text">}</text:span></text:p>
      <text:p text:style-name="Standard"/>
      <text:h text:style-name="Heading_20_1" text:outline-level="1"><text:bookmark text:name="stream-pour-lire-un-fichier-ligne-par-ligne-en-java"/><text:bookmark-start text:name="__RefHeading___Toc113_4000923819"/><text:a xlink:type="simple" xlink:href="https://www.delftstack.com/fr/howto/java/how-to-read-a-large-text-file-line-by-line-in-java/#stream-pour-lire-un-fichier-ligne-par-ligne-en-java" text:style-name="Internet_20_link" text:visited-style-name="Visited_20_Internet_20_Link">Stream pour lire un fichier ligne par ligne en Java</text:a><text:bookmark-end text:name="__RefHeading___Toc113_4000923819"/></text:h>
      <text:p text:style-name="P2">Les utilisateurs de Java 8 et plus peuvent également utiliser <text:span text:style-name="Source_20_Text">Stream</text:span> pour lire des fichiers volumineux ligne par ligne. L’exemple ci-dessous illustre l’utilisation de <text:span text:style-name="Source_20_Text">Stream</text:span> pour lire un fichier <text:span text:style-name="Source_20_Text">txt</text:span> et afficher son contenu ligne par ligne.</text:p>
      <text:p text:style-name="Preformatted_20_Text"><text:span text:style-name="Source_20_Text">import java.io.*;</text:span></text:p>
      <text:p text:style-name="Preformatted_20_Text"><text:span text:style-name="Source_20_Text">import java.nio.file.*;</text:span></text:p>
      <text:p text:style-name="Preformatted_20_Text"><text:span text:style-name="Source_20_Text">import java.util.stream.*;</text:span></text:p>
      <text:p text:style-name="Preformatted_20_Text"/>
      <text:p text:style-name="Preformatted_20_Text"><text:span text:style-name="Source_20_Text">public class Main {</text:span></text:p>
      <text:p text:style-name="Preformatted_20_Text"><text:span text:style-name="Source_20_Text"><text:s text:c="4"/>public static void main(String[] args) {</text:span></text:p>
      <text:p text:style-name="Preformatted_20_Text"><text:span text:style-name="Source_20_Text"><text:s text:c="8"/>String file = "my-file.txt";</text:span></text:p>
      <text:p text:style-name="Preformatted_20_Text"><text:span text:style-name="Source_20_Text"><text:s text:c="8"/>try (Stream&lt;String&gt; stream = Files.lines(Paths.get(fileName))) {</text:span></text:p>
      <text:p text:style-name="Preformatted_20_Text"><text:span text:style-name="Source_20_Text"><text:s text:c="12"/>stream.forEach(System.out::println);</text:span></text:p>
      <text:p text:style-name="Preformatted_20_Text"><text:span text:style-name="Source_20_Text"><text:s text:c="8"/>}</text:span></text:p>
      <text:p text:style-name="Preformatted_20_Text"><text:span text:style-name="Source_20_Text"><text:s text:c="8"/>catch (IOException e) {</text:span></text:p>
      <text:p text:style-name="Preformatted_20_Text"><text:span text:style-name="Source_20_Text"><text:s text:c="12"/>System.out.println("An error occurred.");</text:span></text:p>
      <text:p text:style-name="Preformatted_20_Text"><text:span text:style-name="Source_20_Text"><text:s text:c="12"/>e.printStackTrace();</text:span></text:p>
      <text:p text:style-name="Preformatted_20_Text"><text:span text:style-name="Source_20_Text"><text:s text:c="8"/>}</text:span></text:p>
      <text:p text:style-name="Preformatted_20_Text"><text:span text:style-name="Source_20_Text"><text:s text:c="4"/>}</text:span></text:p>
      <text:p text:style-name="P5"><text:span text:style-name="Source_20_Text">}</text:span></text:p>
      <text:p text:style-name="Text_20_body">Les deux méthodes discutées ci-dessus permettent de lire le fichier d’entrée ligne par ligne au lieu de lire le fichier entier en mémoire. Ces deux méthodes sont donc très efficaces si nous avons un énorme fichier qui ne peut pas être entièrement lu en mémoire.</text:p>
      <text:p text:style-name="Text_20_body">Cependant, si notre mémoire est suffisamment grande pour lire le fichier d’entrée entièrement, nous pouvons également essayer la méthode ci-dessous.</text:p>
      <text:p text:style-name="Standard"/>
      <text:h text:style-name="Heading_20_1" text:outline-level="1"><text:bookmark text:name="le-scanner-pour-lire-un-fichier-ligne-par-ligne-en-java"/><text:bookmark-start text:name="__RefHeading___Toc115_4000923819"/><text:a xlink:type="simple" xlink:href="https://www.delftstack.com/fr/howto/java/how-to-read-a-large-text-file-line-by-line-in-java/#le-scanner-pour-lire-un-fichier-ligne-par-ligne-en-java" text:style-name="Internet_20_link" text:visited-style-name="Visited_20_Internet_20_Link">Le </text:a><text:a xlink:type="simple" xlink:href="https://www.delftstack.com/fr/howto/java/how-to-read-a-large-text-file-line-by-line-in-java/#le-scanner-pour-lire-un-fichier-ligne-par-ligne-en-java" text:style-name="Internet_20_link" text:visited-style-name="Visited_20_Internet_20_Link"><text:span text:style-name="Source_20_Text">Scanner</text:span></text:a><text:a xlink:type="simple" xlink:href="https://www.delftstack.com/fr/howto/java/how-to-read-a-large-text-file-line-by-line-in-java/#le-scanner-pour-lire-un-fichier-ligne-par-ligne-en-java" text:style-name="Internet_20_link" text:visited-style-name="Visited_20_Internet_20_Link"> pour lire un fichier ligne par ligne en Java</text:a><text:bookmark-end text:name="__RefHeading___Toc115_4000923819"/></text:h>
      <text:p text:style-name="Text_20_body">La classe <text:a xlink:type="simple" xlink:href="https://docs.oracle.com/javase/8/docs/api/java/util/Scanner.html" text:style-name="Internet_20_link" text:visited-style-name="Visited_20_Internet_20_Link"><text:span text:style-name="Source_20_Text">Scanner</text:span></text:a> en Java est un simple scanner de texte qui peut analyser des types primitifs et des chaînes de caractères à l’aide d’expressions régulières. Le <text:span text:style-name="Source_20_Text">Scanner(File source)</text:span> lit le fichier complet en mémoire et le traite ensuite ligne par ligne.</text:p>
      <text:p text:style-name="Text_20_body">L’exemple ci-dessous illustre l’utilisation de <text:span text:style-name="Source_20_Text">Scanner</text:span> pour lire un fichier <text:span text:style-name="Source_20_Text">txt</text:span> et sortir son contenu ligne par ligne.</text:p>
      <text:p text:style-name="Standard"/>
      <text:p text:style-name="Preformatted_20_Text"><text:span text:style-name="Source_20_Text">import java.io.*;</text:span></text:p>
      <text:p text:style-name="Preformatted_20_Text"><text:span text:style-name="Source_20_Text">import java.util.*;</text:span></text:p>
      <text:p text:style-name="Preformatted_20_Text"/>
      <text:p text:style-name="Preformatted_20_Text"><text:span text:style-name="Source_20_Text">public class Main {</text:span></text:p>
      <text:p text:style-name="Preformatted_20_Text"><text:span text:style-name="Source_20_Text"><text:s text:c="4"/>public static void main(String [] args) throws IOException {</text:span></text:p>
      <text:p text:style-name="Preformatted_20_Text"><text:span text:style-name="Source_20_Text"><text:s text:c="8"/>String fileName = "my-file.txt";</text:span></text:p>
      <text:p text:style-name="Preformatted_20_Text"><text:span text:style-name="Source_20_Text"><text:s text:c="8"/>Scanner scan = new Scanner(new File(fileName));</text:span></text:p>
      <text:p text:style-name="Preformatted_20_Text"><text:span text:style-name="Source_20_Text"><text:s text:c="8"/>while(scan.hasNextLine()){</text:span></text:p>
      <text:p text:style-name="Preformatted_20_Text"><text:span text:style-name="Source_20_Text"><text:s text:c="12"/>String line = scan.nextLine();</text:span></text:p>
      <text:p text:style-name="Preformatted_20_Text"><text:soft-page-break/><text:span text:style-name="Source_20_Text"><text:s text:c="12"/>System.out.println(line);</text:span></text:p>
      <text:p text:style-name="Preformatted_20_Text"><text:span text:style-name="Source_20_Text"><text:s text:c="8"/>}</text:span></text:p>
      <text:p text:style-name="Preformatted_20_Text"><text:span text:style-name="Source_20_Text"><text:s text:c="4"/>}</text:span></text:p>
      <text:p text:style-name="P5"><text:span text:style-name="Source_20_Text">}</text:span></text:p>
      <text:p text:style-name="Standard">Nous avons discuté de trois méthodes pour lire un gros fichier texte en Java et le traiter ligne par ligne. Chaque méthode présente des contraintes et des avantages que nous devons prendre en compte lorsque nous décidons de la méthode à utiliser dans un scénario particulier.</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7a9b1" officeooo:paragraph-rsid="0017a9b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3</text:page-number><text:s/>sur <text:page-count>3</text:page-count><text:s/>de <text:file-name text:display="name-and-extension">java_commentLireGrosFichierLigneParLigne.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19:41:44.489279172</meta:creation-date>
    <meta:generator>LibreOffice/6.1.5.2$Linux_X86_64 LibreOffice_project/10$Build-2</meta:generator>
    <dc:date>2021-02-04T19:49:53.645957570</dc:date>
    <meta:editing-duration>PT8M12S</meta:editing-duration>
    <meta:editing-cycles>1</meta:editing-cycles>
    <meta:document-statistic meta:table-count="0" meta:image-count="0" meta:object-count="0" meta:page-count="3" meta:paragraph-count="64" meta:word-count="548" meta:character-count="3947" meta:non-whitespace-character-count="3185"/>
  </office:meta>
</office:document-meta>
</file>